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style:font-name="Liberation Sans" style:font-name-asian="DejaVu Sans" style:font-name-complex="FreeSans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ejaVu Sans" style:font-name-complex="FreeSans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none"/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2]+([.B1]-1)*[.B2]+([.B1]-2)*[.B2]*[.B2]+[.B2]+1" office:value-type="float" office:value="3" calcext:value-type="float">
            <text:p>3</text:p>
          </table:table-cell>
          <table:table-cell table:formula="of:=2*[.C2]+([.C1]-1)*[.C2]+([.C1]-2)*[.C2]*[.C2]+[.C2]+1" office:value-type="float" office:value="6001" calcext:value-type="float">
            <text:p>6001</text:p>
          </table:table-cell>
          <table:table-cell table:formula="of:=2*[.D2]+([.D1]-1)*[.D2]+([.D1]-2)*[.D2]*[.D2]+[.D2]+1" office:value-type="float" office:value="6001" calcext:value-type="float">
            <text:p>6001</text:p>
          </table:table-cell>
          <table:table-cell table:formula="of:=2*[.E2]+([.E1]-1)*[.E2]+([.E1]-2)*[.E2]*[.E2]+[.E2]+1" office:value-type="float" office:value="5937" calcext:value-type="float">
            <text:p>5937</text:p>
          </table:table-cell>
          <table:table-cell table:formula="of:=2*[.F2]+([.F1]-1)*[.F2]+([.F1]-2)*[.F2]*[.F2]+[.F2]+1" office:value-type="float" office:value="6117" calcext:value-type="float">
            <text:p>6117</text:p>
          </table:table-cell>
          <table:table-cell table:formula="of:=2*[.G2]+([.G1]-1)*[.G2]+([.G1]-2)*[.G2]*[.G2]+[.G2]+1" office:value-type="float" office:value="6081" calcext:value-type="float">
            <text:p>6081</text:p>
          </table:table-cell>
          <table:table-cell table:formula="of:=2*[.H2]+([.H1]-1)*[.H2]+([.H1]-2)*[.H2]*[.H2]+[.H2]+1" office:value-type="float" office:value="6087" calcext:value-type="float">
            <text:p>6087</text:p>
          </table:table-cell>
          <table:table-cell table:formula="of:=2*[.I2]+([.I1]-1)*[.I2]+([.I1]-2)*[.I2]*[.I2]+[.I2]+1" office:value-type="float" office:value="6077" calcext:value-type="float">
            <text:p>6077</text:p>
          </table:table-cell>
          <table:table-cell table:formula="of:=2*[.J2]+([.J1]-1)*[.J2]+([.J1]-2)*[.J2]*[.J2]+[.J2]+1" office:value-type="float" office:value="6207" calcext:value-type="float">
            <text:p>6207</text:p>
          </table:table-cell>
          <table:table-cell table:formula="of:=2*[.K2]+([.K1]-1)*[.K2]+([.K1]-2)*[.K2]*[.K2]+[.K2]+1" office:value-type="float" office:value="6157" calcext:value-type="float">
            <text:p>6157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12]+([.B11]-1)*[.B12]+([.B11]-2)*[.B12]*[.B12]+[.B12]+1" office:value-type="float" office:value="3" calcext:value-type="float">
            <text:p>3</text:p>
          </table:table-cell>
          <table:table-cell table:formula="of:=2*[.C12]+([.C11]-1)*[.C12]+([.C11]-2)*[.C12]*[.C12]+[.C12]+1" office:value-type="float" office:value="5001" calcext:value-type="float">
            <text:p>5001</text:p>
          </table:table-cell>
          <table:table-cell table:formula="of:=2*[.D12]+([.D11]-1)*[.D12]+([.D11]-2)*[.D12]*[.D12]+[.D12]+1" office:value-type="float" office:value="4965" calcext:value-type="float">
            <text:p>4965</text:p>
          </table:table-cell>
          <table:table-cell table:formula="of:=2*[.E12]+([.E11]-1)*[.E12]+([.E11]-2)*[.E12]*[.E12]+[.E12]+1" office:value-type="float" office:value="5097" calcext:value-type="float">
            <text:p>5097</text:p>
          </table:table-cell>
          <table:table-cell table:formula="of:=2*[.F12]+([.F11]-1)*[.F12]+([.F11]-2)*[.F12]*[.F12]+[.F12]+1" office:value-type="float" office:value="5081" calcext:value-type="float">
            <text:p>5081</text:p>
          </table:table-cell>
          <table:table-cell table:formula="of:=2*[.G12]+([.G11]-1)*[.G12]+([.G11]-2)*[.G12]*[.G12]+[.G12]+1" office:value-type="float" office:value="4897" calcext:value-type="float">
            <text:p>4897</text:p>
          </table:table-cell>
          <table:table-cell table:formula="of:=2*[.H12]+([.H11]-1)*[.H12]+([.H11]-2)*[.H12]*[.H12]+[.H12]+1" office:value-type="float" office:value="5085" calcext:value-type="float">
            <text:p>5085</text:p>
          </table:table-cell>
          <table:table-cell table:formula="of:=2*[.I12]+([.I11]-1)*[.I12]+([.I11]-2)*[.I12]*[.I12]+[.I12]+1" office:value-type="float" office:value="4985" calcext:value-type="float">
            <text:p>4985</text:p>
          </table:table-cell>
          <table:table-cell table:formula="of:=2*[.J12]+([.J11]-1)*[.J12]+([.J11]-2)*[.J12]*[.J12]+[.J12]+1" office:value-type="float" office:value="5019" calcext:value-type="float">
            <text:p>5019</text:p>
          </table:table-cell>
          <table:table-cell table:formula="of:=2*[.K12]+([.K11]-1)*[.K12]+([.K11]-2)*[.K12]*[.K12]+[.K12]+1" office:value-type="float" office:value="4897" calcext:value-type="float">
            <text:p>4897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22]+([.B21]-1)*[.B22]+([.B21]-2)*[.B22]*[.B22]+[.B22]+1" office:value-type="float" office:value="3" calcext:value-type="float">
            <text:p>3</text:p>
          </table:table-cell>
          <table:table-cell table:formula="of:=2*[.C22]+([.C21]-1)*[.C22]+([.C21]-2)*[.C22]*[.C22]+[.C22]+1" office:value-type="float" office:value="4001" calcext:value-type="float">
            <text:p>4001</text:p>
          </table:table-cell>
          <table:table-cell table:formula="of:=2*[.D22]+([.D21]-1)*[.D22]+([.D21]-2)*[.D22]*[.D22]+[.D22]+1" office:value-type="float" office:value="4027" calcext:value-type="float">
            <text:p>4027</text:p>
          </table:table-cell>
          <table:table-cell table:formula="of:=2*[.E22]+([.E21]-1)*[.E22]+([.E21]-2)*[.E22]*[.E22]+[.E22]+1" office:value-type="float" office:value="4137" calcext:value-type="float">
            <text:p>4137</text:p>
          </table:table-cell>
          <table:table-cell table:formula="of:=2*[.F22]+([.F21]-1)*[.F22]+([.F21]-2)*[.F22]*[.F22]+[.F22]+1" office:value-type="float" office:value="4141" calcext:value-type="float">
            <text:p>4141</text:p>
          </table:table-cell>
          <table:table-cell table:formula="of:=2*[.G22]+([.G21]-1)*[.G22]+([.G21]-2)*[.G22]*[.G22]+[.G22]+1" office:value-type="float" office:value="4093" calcext:value-type="float">
            <text:p>4093</text:p>
          </table:table-cell>
          <table:table-cell table:formula="of:=2*[.H22]+([.H21]-1)*[.H22]+([.H21]-2)*[.H22]*[.H22]+[.H22]+1" office:value-type="float" office:value="4173" calcext:value-type="float">
            <text:p>4173</text:p>
          </table:table-cell>
          <table:table-cell table:formula="of:=2*[.I22]+([.I21]-1)*[.I22]+([.I21]-2)*[.I22]*[.I22]+[.I22]+1" office:value-type="float" office:value="4001" calcext:value-type="float">
            <text:p>4001</text:p>
          </table:table-cell>
          <table:table-cell table:formula="of:=2*[.J22]+([.J21]-1)*[.J22]+([.J21]-2)*[.J22]*[.J22]+[.J22]+1" office:value-type="float" office:value="3957" calcext:value-type="float">
            <text:p>3957</text:p>
          </table:table-cell>
          <table:table-cell table:formula="of:=2*[.K22]+([.K21]-1)*[.K22]+([.K21]-2)*[.K22]*[.K22]+[.K22]+1" office:value-type="float" office:value="4137" calcext:value-type="float">
            <text:p>4137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32]+([.B31]-1)*[.B32]+([.B31]-2)*[.B32]*[.B32]+[.B32]+1" office:value-type="float" office:value="3" calcext:value-type="float">
            <text:p>3</text:p>
          </table:table-cell>
          <table:table-cell table:formula="of:=2*[.C32]+([.C31]-1)*[.C32]+([.C31]-2)*[.C32]*[.C32]+[.C32]+1" office:value-type="float" office:value="3001" calcext:value-type="float">
            <text:p>3001</text:p>
          </table:table-cell>
          <table:table-cell table:formula="of:=2*[.D32]+([.D31]-1)*[.D32]+([.D31]-2)*[.D32]*[.D32]+[.D32]+1" office:value-type="float" office:value="3075" calcext:value-type="float">
            <text:p>3075</text:p>
          </table:table-cell>
          <table:table-cell table:formula="of:=2*[.E32]+([.E31]-1)*[.E32]+([.E31]-2)*[.E32]*[.E32]+[.E32]+1" office:value-type="float" office:value="3117" calcext:value-type="float">
            <text:p>3117</text:p>
          </table:table-cell>
          <table:table-cell table:formula="of:=2*[.F32]+([.F31]-1)*[.F32]+([.F31]-2)*[.F32]*[.F32]+[.F32]+1" office:value-type="float" office:value="3101" calcext:value-type="float">
            <text:p>3101</text:p>
          </table:table-cell>
          <table:table-cell table:formula="of:=2*[.G32]+([.G31]-1)*[.G32]+([.G31]-2)*[.G32]*[.G32]+[.G32]+1" office:value-type="float" office:value="2913" calcext:value-type="float">
            <text:p>2913</text:p>
          </table:table-cell>
          <table:table-cell table:formula="of:=2*[.H32]+([.H31]-1)*[.H32]+([.H31]-2)*[.H32]*[.H32]+[.H32]+1" office:value-type="float" office:value="3097" calcext:value-type="float">
            <text:p>3097</text:p>
          </table:table-cell>
          <table:table-cell table:formula="of:=2*[.I32]+([.I31]-1)*[.I32]+([.I31]-2)*[.I32]*[.I32]+[.I32]+1" office:value-type="float" office:value="3125" calcext:value-type="float">
            <text:p>3125</text:p>
          </table:table-cell>
          <table:table-cell table:formula="of:=2*[.J32]+([.J31]-1)*[.J32]+([.J31]-2)*[.J32]*[.J32]+[.J32]+1" office:value-type="float" office:value="3021" calcext:value-type="float">
            <text:p>3021</text:p>
          </table:table-cell>
          <table:table-cell table:formula="of:=2*[.K32]+([.K31]-1)*[.K32]+([.K31]-2)*[.K32]*[.K32]+[.K32]+1" office:value-type="float" office:value="3117" calcext:value-type="float">
            <text:p>3117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42]+([.B41]-1)*[.B42]+([.B41]-2)*[.B42]*[.B42]+[.B42]+1" office:value-type="float" office:value="3" calcext:value-type="float">
            <text:p>3</text:p>
          </table:table-cell>
          <table:table-cell table:formula="of:=2*[.C42]+([.C41]-1)*[.C42]+([.C41]-2)*[.C42]*[.C42]+[.C42]+1" office:value-type="float" office:value="2001" calcext:value-type="float">
            <text:p>2001</text:p>
          </table:table-cell>
          <table:table-cell table:formula="of:=2*[.D42]+([.D41]-1)*[.D42]+([.D41]-2)*[.D42]*[.D42]+[.D42]+1" office:value-type="float" office:value="2065" calcext:value-type="float">
            <text:p>2065</text:p>
          </table:table-cell>
          <table:table-cell table:formula="of:=2*[.E42]+([.E41]-1)*[.E42]+([.E41]-2)*[.E42]*[.E42]+[.E42]+1" office:value-type="float" office:value="2109" calcext:value-type="float">
            <text:p>2109</text:p>
          </table:table-cell>
          <table:table-cell table:formula="of:=2*[.F42]+([.F41]-1)*[.F42]+([.F41]-2)*[.F42]*[.F42]+[.F42]+1" office:value-type="float" office:value="2051" calcext:value-type="float">
            <text:p>2051</text:p>
          </table:table-cell>
          <table:table-cell table:formula="of:=2*[.G42]+([.G41]-1)*[.G42]+([.G41]-2)*[.G42]*[.G42]+[.G42]+1" office:value-type="float" office:value="2113" calcext:value-type="float">
            <text:p>2113</text:p>
          </table:table-cell>
          <table:table-cell table:formula="of:=2*[.H42]+([.H41]-1)*[.H42]+([.H41]-2)*[.H42]*[.H42]+[.H42]+1" office:value-type="float" office:value="1977" calcext:value-type="float">
            <text:p>1977</text:p>
          </table:table-cell>
          <table:table-cell table:formula="of:=2*[.I42]+([.I41]-1)*[.I42]+([.I41]-2)*[.I42]*[.I42]+[.I42]+1" office:value-type="float" office:value="2125" calcext:value-type="float">
            <text:p>2125</text:p>
          </table:table-cell>
          <table:table-cell table:formula="of:=2*[.J42]+([.J41]-1)*[.J42]+([.J41]-2)*[.J42]*[.J42]+[.J42]+1" office:value-type="float" office:value="1969" calcext:value-type="float">
            <text:p>1969</text:p>
          </table:table-cell>
          <table:table-cell table:formula="of:=2*[.K42]+([.K41]-1)*[.K42]+([.K41]-2)*[.K42]*[.K42]+[.K42]+1" office:value-type="float" office:value="1981" calcext:value-type="float">
            <text:p>1981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52]+([.B51]-1)*[.B52]+([.B51]-2)*[.B52]*[.B52]+[.B52]+1" office:value-type="float" office:value="3" calcext:value-type="float">
            <text:p>3</text:p>
          </table:table-cell>
          <table:table-cell table:formula="of:=2*[.C52]+([.C51]-1)*[.C52]+([.C51]-2)*[.C52]*[.C52]+[.C52]+1" office:value-type="float" office:value="1001" calcext:value-type="float">
            <text:p>1001</text:p>
          </table:table-cell>
          <table:table-cell table:formula="of:=2*[.D52]+([.D51]-1)*[.D52]+([.D51]-2)*[.D52]*[.D52]+[.D52]+1" office:value-type="float" office:value="987" calcext:value-type="float">
            <text:p>987</text:p>
          </table:table-cell>
          <table:table-cell table:formula="of:=2*[.E52]+([.E51]-1)*[.E52]+([.E51]-2)*[.E52]*[.E52]+[.E52]+1" office:value-type="float" office:value="1009" calcext:value-type="float">
            <text:p>1009</text:p>
          </table:table-cell>
          <table:table-cell table:formula="of:=2*[.F52]+([.F51]-1)*[.F52]+([.F51]-2)*[.F52]*[.F52]+[.F52]+1" office:value-type="float" office:value="987" calcext:value-type="float">
            <text:p>987</text:p>
          </table:table-cell>
          <table:table-cell table:formula="of:=2*[.G52]+([.G51]-1)*[.G52]+([.G51]-2)*[.G52]*[.G52]+[.G52]+1" office:value-type="float" office:value="1021" calcext:value-type="float">
            <text:p>1021</text:p>
          </table:table-cell>
          <table:table-cell table:formula="of:=2*[.H52]+([.H51]-1)*[.H52]+([.H51]-2)*[.H52]*[.H52]+[.H52]+1" office:value-type="float" office:value="963" calcext:value-type="float">
            <text:p>963</text:p>
          </table:table-cell>
          <table:table-cell table:formula="of:=2*[.I52]+([.I51]-1)*[.I52]+([.I51]-2)*[.I52]*[.I52]+[.I52]+1" office:value-type="float" office:value="985" calcext:value-type="float">
            <text:p>985</text:p>
          </table:table-cell>
          <table:table-cell table:formula="of:=2*[.J52]+([.J51]-1)*[.J52]+([.J51]-2)*[.J52]*[.J52]+[.J52]+1" office:value-type="float" office:value="969" calcext:value-type="float">
            <text:p>969</text:p>
          </table:table-cell>
          <table:table-cell table:formula="of:=2*[.K52]+([.K51]-1)*[.K52]+([.K51]-2)*[.K52]*[.K52]+[.K52]+1" office:value-type="float" office:value="1101" calcext:value-type="float">
            <text:p>11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2017-11-22 21:30:19.424327: I tensorflow/core/common_runtime/gpu/gpu_device.cc:1120] Creating TensorFlow device (/device:GPU:0) -&gt; (device: 0, name: GeForce GTX 950M, pci bus id: 0000:01:00.0, compute capability: 5.0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name: <text:s/>circ2.png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size: <text:s/>(225, 225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tch size: <text:s/>2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0, 0% done, training accuracy: 15792.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88, 1% done, training accuracy: 739.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76, 2% done, training accuracy: 476.3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64, 3% done, training accuracy: 440.20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52, 4% done, training accuracy: 636.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40, 5% done, training accuracy: 849.4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28, 6% done, training accuracy: 709.9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16, 7% done, training accuracy: 828.5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04, 8% done, training accuracy: 579.6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992, 9% done, training accuracy: 784.1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880, 10% done, training accuracy: 613.9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9768, 11% done, training accuracy: 731.5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656, 12% done, training accuracy: 480.34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1544, 13% done, training accuracy: 926.79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2432, 14% done, training accuracy: 877.0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3320, 15% done, training accuracy: 863.7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208, 16% done, training accuracy: 974.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096, 17% done, training accuracy: 1288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984, 18% done, training accuracy: 896.1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872, 19% done, training accuracy: 554.1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760, 20% done, training accuracy: 1190.9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8648, 21% done, training accuracy: 669.3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536, 22% done, training accuracy: 786.9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0424, 23% done, training accuracy: 725.4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312, 24% done, training accuracy: 762.98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2200, 25% done, training accuracy: 936.61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088, 26% done, training accuracy: 1054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976, 27% done, training accuracy: 645.3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864, 28% done, training accuracy: 1091.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5752, 29% done, training accuracy: 1400.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640, 30% done, training accuracy: 1101.2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7528, 31% done, training accuracy: 1352.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416, 32% done, training accuracy: 1056.4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9304, 33% done, training accuracy: 599.8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0192, 34% done, training accuracy: 1123.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080, 35% done, training accuracy: 1302.4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968, 36% done, training accuracy: 1059.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856, 37% done, training accuracy: 839.7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744, 38% done, training accuracy: 1442.0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4632, 39% done, training accuracy: 1092.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520, 40% done, training accuracy: 1116.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6408, 41% done, training accuracy: 805.40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7296, 42% done, training accuracy: 1619.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8184, 43% done, training accuracy: 1454.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072, 44% done, training accuracy: 1402.5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960, 45% done, training accuracy: 1416.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0848, 46% done, training accuracy: 1527.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1736, 47% done, training accuracy: 1263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2624, 48% done, training accuracy: 1289.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3512, 49% done, training accuracy: 1411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400, 50% done, training accuracy: 1360.0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5288, 51% done, training accuracy: 1330.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176, 52% done, training accuracy: 1170.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7064, 53% done, training accuracy: 1388.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7952, 54% done, training accuracy: 1450.5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8840, 55% done, training accuracy: 1576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728, 56% done, training accuracy: 1351.3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0616, 57% done, training accuracy: 1180.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1504, 58% done, training accuracy: 873.1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2392, 59% done, training accuracy: 1450.9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280, 60% done, training accuracy: 1337.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4168, 61% done, training accuracy: 1417.9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5056, 62% done, training accuracy: 1502.0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5944, 63% done, training accuracy: 1645.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6832, 64% done, training accuracy: 1433.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720, 65% done, training accuracy: 1485.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8608, 66% done, training accuracy: 1265.4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9496, 67% done, training accuracy: 1378.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0384, 68% done, training accuracy: 1323.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1272, 69% done, training accuracy: 1521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160, 70% done, training accuracy: 1570.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3048, 71% done, training accuracy: 1326.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3936, 72% done, training accuracy: 1440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4824, 73% done, training accuracy: 1732.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5712, 74% done, training accuracy: 1575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6600, 75% done, training accuracy: 1297.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7488, 76% done, training accuracy: 1695.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8376, 77% done, training accuracy: 1258.1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9264, 78% done, training accuracy: 1679.2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0152, 79% done, training accuracy: 1088.9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040, 80% done, training accuracy: 1592.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928, 81% done, training accuracy: 1667.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2816, 82% done, training accuracy: 1020.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3704, 83% done, training accuracy: 1443.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592, 84% done, training accuracy: 1431.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5480, 85% done, training accuracy: 1868.8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6368, 86% done, training accuracy: 1671.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7256, 87% done, training accuracy: 1246.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144, 88% done, training accuracy: 1446.7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9032, 89% done, training accuracy: 1815.9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9920, 90% done, training accuracy: 1501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0808, 91% done, training accuracy: 1871.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1696, 92% done, training accuracy: 1736.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2584, 93% done, training accuracy: 1045.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3472, 94% done, training accuracy: 1781.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4360, 95% done, training accuracy: 1975.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5248, 96% done, training accuracy: 1316.0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6136, 97% done, training accuracy: 1943.2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7024, 98% done, training accuracy: 1711.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7912, 99% done, training accuracy: 1835.9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8800, 100% done, training accuracy: 1696.9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2017-11-22 21:35:20.199121: I tensorflow/core/common_runtime/gpu/gpu_device.cc:1120] Creating TensorFlow device (/device:GPU:0) -&gt; (device: 0, name: GeForce GTX 950M, pci bus id: 0000:01:00.0, compute capability: 5.0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name: <text:s/>fuzzy.jpeg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size: <text:s/>(259, 194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tch size: <text:s/>2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0, 0% done, training accuracy: 8812.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92, 1% done, training accuracy: 406.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84, 2% done, training accuracy: 355.5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76, 3% done, training accuracy: 340.4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68, 4% done, training accuracy: 358.5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60, 5% done, training accuracy: 329.74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52, 6% done, training accuracy: 328.9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44, 7% done, training accuracy: 334.8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36, 8% done, training accuracy: 328.24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028, 9% done, training accuracy: 328.1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920, 10% done, training accuracy: 329.1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9812, 11% done, training accuracy: 331.0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704, 12% done, training accuracy: 350.0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1596, 13% done, training accuracy: 327.2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2488, 14% done, training accuracy: 339.6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3380, 15% done, training accuracy: 326.7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272, 16% done, training accuracy: 329.9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164, 17% done, training accuracy: 347.5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056, 18% done, training accuracy: 342.7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948, 19% done, training accuracy: 328.96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840, 20% done, training accuracy: 340.1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8732, 21% done, training accuracy: 347.29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624, 22% done, training accuracy: 327.7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0516, 23% done, training accuracy: 358.1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408, 24% done, training accuracy: 334.3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2300, 25% done, training accuracy: 333.0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192, 26% done, training accuracy: 341.8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084, 27% done, training accuracy: 329.8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976, 28% done, training accuracy: 333.0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5868, 29% done, training accuracy: 329.5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760, 30% done, training accuracy: 359.5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7652, 31% done, training accuracy: 323.5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544, 32% done, training accuracy: 324.69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9436, 33% done, training accuracy: 339.99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0328, 34% done, training accuracy: 333.54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220, 35% done, training accuracy: 362.7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112, 36% done, training accuracy: 357.7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004, 37% done, training accuracy: 331.1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896, 38% done, training accuracy: 338.3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4788, 39% done, training accuracy: 328.89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680, 40% done, training accuracy: 344.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6572, 41% done, training accuracy: 324.9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7464, 42% done, training accuracy: 381.59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8356, 43% done, training accuracy: 336.1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248, 44% done, training accuracy: 327.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0140, 45% done, training accuracy: 333.76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1032, 46% done, training accuracy: 357.7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1924, 47% done, training accuracy: 344.6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2816, 48% done, training accuracy: 348.4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3708, 49% done, training accuracy: 338.0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600, 50% done, training accuracy: 346.9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5492, 51% done, training accuracy: 327.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384, 52% done, training accuracy: 326.6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7276, 53% done, training accuracy: 351.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8168, 54% done, training accuracy: 327.86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060, 55% done, training accuracy: 342.6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952, 56% done, training accuracy: 337.8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0844, 57% done, training accuracy: 336.43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1736, 58% done, training accuracy: 341.35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2628, 59% done, training accuracy: 387.28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520, 60% done, training accuracy: 345.4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4412, 61% done, training accuracy: 322.67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5304, 62% done, training accuracy: 345.60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6196, 63% done, training accuracy: 331.30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088, 64% done, training accuracy: 320.1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980, 65% done, training accuracy: 343.09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8872, 66% done, training accuracy: 329.5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9764, 67% done, training accuracy: 327.8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0656, 68% done, training accuracy: 347.72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1548, 69% done, training accuracy: 334.66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440, 70% done, training accuracy: 341.3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3332, 71% done, training accuracy: 334.48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4224, 72% done, training accuracy: 338.3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5116, 73% done, training accuracy: 372.8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6008, 74% done, training accuracy: 351.06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6900, 75% done, training accuracy: 352.79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7792, 76% done, training accuracy: 368.33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8684, 77% done, training accuracy: 328.7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9576, 78% done, training accuracy: 333.72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0468, 79% done, training accuracy: 355.8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360, 80% done, training accuracy: 333.8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2252, 81% done, training accuracy: 335.4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3144, 82% done, training accuracy: 321.2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036, 83% done, training accuracy: 337.5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928, 84% done, training accuracy: 327.55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5820, 85% done, training accuracy: 322.71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6712, 86% done, training accuracy: 345.3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7604, 87% done, training accuracy: 345.9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496, 88% done, training accuracy: 327.5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9388, 89% done, training accuracy: 329.6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0280, 90% done, training accuracy: 340.34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1172, 91% done, training accuracy: 326.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2064, 92% done, training accuracy: 350.66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2956, 93% done, training accuracy: 334.99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3848, 94% done, training accuracy: 335.4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4740, 95% done, training accuracy: 343.8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5632, 96% done, training accuracy: 347.0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6524, 97% done, training accuracy: 328.78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7416, 98% done, training accuracy: 335.8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8308, 99% done, training accuracy: 347.74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9200, 100% done, training accuracy: 318.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2017-11-22 21:40:19.455030: I tensorflow/core/common_runtime/gpu/gpu_device.cc:1120] Creating TensorFlow device (/device:GPU:0) -&gt; (device: 0, name: GeForce GTX 950M, pci bus id: 0000:01:00.0, compute capability: 5.0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name: <text:s/>cloud.jpeg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size: <text:s/>(259, 194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tch size: <text:s/>2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0, 0% done, training accuracy: 2765.3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92, 1% done, training accuracy: 454.5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84, 2% done, training accuracy: 442.8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76, 3% done, training accuracy: 437.02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68, 4% done, training accuracy: 432.6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60, 5% done, training accuracy: 423.0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52, 6% done, training accuracy: 419.9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44, 7% done, training accuracy: 416.7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36, 8% done, training accuracy: 413.80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028, 9% done, training accuracy: 412.56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920, 10% done, training accuracy: 412.3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9812, 11% done, training accuracy: 409.9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704, 12% done, training accuracy: 408.23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1596, 13% done, training accuracy: 407.3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2488, 14% done, training accuracy: 404.0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3380, 15% done, training accuracy: 404.56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272, 16% done, training accuracy: 405.12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164, 17% done, training accuracy: 401.59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056, 18% done, training accuracy: 405.3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948, 19% done, training accuracy: 402.35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840, 20% done, training accuracy: 401.3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8732, 21% done, training accuracy: 407.1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624, 22% done, training accuracy: 400.35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0516, 23% done, training accuracy: 403.11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408, 24% done, training accuracy: 401.5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2300, 25% done, training accuracy: 406.4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192, 26% done, training accuracy: 401.3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084, 27% done, training accuracy: 405.1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976, 28% done, training accuracy: 404.2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5868, 29% done, training accuracy: 399.8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760, 30% done, training accuracy: 401.2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7652, 31% done, training accuracy: 406.89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544, 32% done, training accuracy: 400.81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9436, 33% done, training accuracy: 395.51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0328, 34% done, training accuracy: 397.6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220, 35% done, training accuracy: 397.7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112, 36% done, training accuracy: 396.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004, 37% done, training accuracy: 404.5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896, 38% done, training accuracy: 403.5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4788, 39% done, training accuracy: 406.45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680, 40% done, training accuracy: 396.6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6572, 41% done, training accuracy: 405.29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7464, 42% done, training accuracy: 394.75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8356, 43% done, training accuracy: 395.0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248, 44% done, training accuracy: 397.6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0140, 45% done, training accuracy: 398.38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1032, 46% done, training accuracy: 401.1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1924, 47% done, training accuracy: 396.6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2816, 48% done, training accuracy: 399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3708, 49% done, training accuracy: 400.6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600, 50% done, training accuracy: 398.61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5492, 51% done, training accuracy: 400.35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384, 52% done, training accuracy: 401.0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7276, 53% done, training accuracy: 398.6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8168, 54% done, training accuracy: 394.4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060, 55% done, training accuracy: 392.56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952, 56% done, training accuracy: 397.75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0844, 57% done, training accuracy: 403.0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1736, 58% done, training accuracy: 398.02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2628, 59% done, training accuracy: 397.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520, 60% done, training accuracy: 398.3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4412, 61% done, training accuracy: 400.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5304, 62% done, training accuracy: 403.7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6196, 63% done, training accuracy: 400.6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088, 64% done, training accuracy: 398.8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980, 65% done, training accuracy: 402.8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8872, 66% done, training accuracy: 395.58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9764, 67% done, training accuracy: 394.9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0656, 68% done, training accuracy: 403.8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1548, 69% done, training accuracy: 399.84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440, 70% done, training accuracy: 402.35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3332, 71% done, training accuracy: 396.62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4224, 72% done, training accuracy: 403.4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5116, 73% done, training accuracy: 404.71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6008, 74% done, training accuracy: 401.1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6900, 75% done, training accuracy: 397.6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7792, 76% done, training accuracy: 399.3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8684, 77% done, training accuracy: 401.4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9576, 78% done, training accuracy: 395.8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0468, 79% done, training accuracy: 401.9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360, 80% done, training accuracy: 397.2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2252, 81% done, training accuracy: 400.9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3144, 82% done, training accuracy: 397.7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036, 83% done, training accuracy: 400.4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928, 84% done, training accuracy: 402.3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5820, 85% done, training accuracy: 401.59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6712, 86% done, training accuracy: 399.16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7604, 87% done, training accuracy: 404.31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496, 88% done, training accuracy: 404.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9388, 89% done, training accuracy: 403.8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0280, 90% done, training accuracy: 397.2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1172, 91% done, training accuracy: 395.9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2064, 92% done, training accuracy: 398.2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2956, 93% done, training accuracy: 401.23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3848, 94% done, training accuracy: 399.2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4740, 95% done, training accuracy: 396.9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5632, 96% done, training accuracy: 399.8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6524, 97% done, training accuracy: 405.3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7416, 98% done, training accuracy: 404.5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8308, 99% done, training accuracy: 406.31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9200, 100% done, training accuracy: 402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2017-11-22 21:45:19.240129: I tensorflow/core/common_runtime/gpu/gpu_device.cc:1120] Creating TensorFlow device (/device:GPU:0) -&gt; (device: 0, name: GeForce GTX 950M, pci bus id: 0000:01:00.0, compute capability: 5.0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name: <text:s/>wood.jpg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size: <text:s/>(256, 256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tch size: <text:s/>25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0, 0% done, training accuracy: 520.2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1, 1% done, training accuracy: 418.3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62, 2% done, training accuracy: 391.7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43, 3% done, training accuracy: 370.0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24, 4% done, training accuracy: 355.0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05, 5% done, training accuracy: 351.1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86, 6% done, training accuracy: 360.08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467, 7% done, training accuracy: 354.0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48, 8% done, training accuracy: 340.8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029, 9% done, training accuracy: 354.16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10, 10% done, training accuracy: 345.4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591, 11% done, training accuracy: 356.4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9372, 12% done, training accuracy: 357.1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153, 13% done, training accuracy: 355.1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934, 14% done, training accuracy: 362.19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1715, 15% done, training accuracy: 353.0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2496, 16% done, training accuracy: 373.09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3277, 17% done, training accuracy: 353.83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058, 18% done, training accuracy: 362.0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839, 19% done, training accuracy: 362.8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620, 20% done, training accuracy: 367.1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401, 21% done, training accuracy: 358.0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182, 22% done, training accuracy: 366.7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963, 23% done, training accuracy: 368.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8744, 24% done, training accuracy: 362.0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525, 25% done, training accuracy: 361.9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0306, 26% done, training accuracy: 366.25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087, 27% done, training accuracy: 360.7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868, 28% done, training accuracy: 368.1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2649, 29% done, training accuracy: 372.5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430, 30% done, training accuracy: 377.1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211, 31% done, training accuracy: 368.0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992, 32% done, training accuracy: 355.50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5773, 33% done, training accuracy: 367.6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554, 34% done, training accuracy: 363.46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7335, 35% done, training accuracy: 356.6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116, 36% done, training accuracy: 388.1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897, 37% done, training accuracy: 384.5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9678, 38% done, training accuracy: 373.00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0459, 39% done, training accuracy: 362.92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240, 40% done, training accuracy: 358.1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021, 41% done, training accuracy: 376.2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802, 42% done, training accuracy: 340.83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583, 43% done, training accuracy: 367.51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4364, 44% done, training accuracy: 378.75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145, 45% done, training accuracy: 367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926, 46% done, training accuracy: 374.7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6707, 47% done, training accuracy: 369.8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7488, 48% done, training accuracy: 403.5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8269, 49% done, training accuracy: 380.07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050, 50% done, training accuracy: 367.9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831, 51% done, training accuracy: 358.3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0612, 52% done, training accuracy: 362.7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1393, 53% done, training accuracy: 370.6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2174, 54% done, training accuracy: 352.59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2955, 55% done, training accuracy: 376.53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3736, 56% done, training accuracy: 372.56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517, 57% done, training accuracy: 365.75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5298, 58% done, training accuracy: 364.1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079, 59% done, training accuracy: 353.8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860, 60% done, training accuracy: 360.32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7641, 61% done, training accuracy: 370.74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8422, 62% done, training accuracy: 376.6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203, 63% done, training accuracy: 353.9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984, 64% done, training accuracy: 392.8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0765, 65% done, training accuracy: 371.30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1546, 66% done, training accuracy: 370.4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2327, 67% done, training accuracy: 368.46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108, 68% done, training accuracy: 367.6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889, 69% done, training accuracy: 385.6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4670, 70% done, training accuracy: 374.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5451, 71% done, training accuracy: 354.82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6232, 72% done, training accuracy: 378.0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013, 73% done, training accuracy: 358.45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794, 74% done, training accuracy: 351.4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8575, 75% done, training accuracy: 370.54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9356, 76% done, training accuracy: 380.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0137, 77% done, training accuracy: 354.1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0918, 78% done, training accuracy: 367.3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1699, 79% done, training accuracy: 377.9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480, 80% done, training accuracy: 391.78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3261, 81% done, training accuracy: 379.13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4042, 82% done, training accuracy: 369.3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4823, 83% done, training accuracy: 363.4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5604, 84% done, training accuracy: 377.7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6385, 85% done, training accuracy: 380.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7166, 86% done, training accuracy: 350.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7947, 87% done, training accuracy: 391.96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8728, 88% done, training accuracy: 368.4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9509, 89% done, training accuracy: 364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0290, 90% done, training accuracy: 390.4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071, 91% done, training accuracy: 442.32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852, 92% done, training accuracy: 363.3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2633, 93% done, training accuracy: 358.5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3414, 94% done, training accuracy: 395.7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195, 95% done, training accuracy: 349.2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976, 96% done, training accuracy: 360.0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5757, 97% done, training accuracy: 368.4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6538, 98% done, training accuracy: 361.6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7319, 99% done, training accuracy: 379.6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100, 100% done, training accuracy: 380.6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2017-11-22 21:49:54.698271: I tensorflow/core/common_runtime/gpu/gpu_device.cc:1120] Creating TensorFlow device (/device:GPU:0) -&gt; (device: 0, name: GeForce GTX 950M, pci bus id: 0000:01:00.0, compute capability: 5.0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name: <text:s/>lena.jpg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size: <text:s/>(512, 51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tch size: <text:s/>5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0, 0% done, training accuracy: 365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0, 1% done, training accuracy: 2487.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0, 2% done, training accuracy: 2376.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170, 3% done, training accuracy: 2346.4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60, 4% done, training accuracy: 2340.0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50, 5% done, training accuracy: 2334.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40, 6% done, training accuracy: 2335.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730, 7% done, training accuracy: 2332.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20, 8% done, training accuracy: 2328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10, 9% done, training accuracy: 2322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00, 10% done, training accuracy: 2317.4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290, 11% done, training accuracy: 2307.1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80, 12% done, training accuracy: 2314.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070, 13% done, training accuracy: 2308.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460, 14% done, training accuracy: 2294.9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850, 15% done, training accuracy: 2268.5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40, 16% done, training accuracy: 2267.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630, 17% done, training accuracy: 2289.2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020, 18% done, training accuracy: 2296.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10, 19% done, training accuracy: 2236.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00, 20% done, training accuracy: 2270.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190, 21% done, training accuracy: 2253.4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580, 22% done, training accuracy: 2313.5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970, 23% done, training accuracy: 2246.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9360, 24% done, training accuracy: 2291.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9750, 25% done, training accuracy: 2294.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140, 26% done, training accuracy: 2235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530, 27% done, training accuracy: 2333.4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920, 28% done, training accuracy: 2268.8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1310, 29% done, training accuracy: 2267.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1700, 30% done, training accuracy: 2295.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2090, 31% done, training accuracy: 2310.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2480, 32% done, training accuracy: 2228.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2870, 33% done, training accuracy: 2246.2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3260, 34% done, training accuracy: 2300.7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3650, 35% done, training accuracy: 2231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040, 36% done, training accuracy: 2227.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430, 37% done, training accuracy: 2276.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820, 38% done, training accuracy: 2282.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210, 39% done, training accuracy: 2236.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600, 40% done, training accuracy: 2237.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990, 41% done, training accuracy: 2244.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380, 42% done, training accuracy: 2244.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770, 43% done, training accuracy: 2271.6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160, 44% done, training accuracy: 2266.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550, 45% done, training accuracy: 2256.8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940, 46% done, training accuracy: 2281.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8330, 47% done, training accuracy: 2283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8720, 48% done, training accuracy: 2311.3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110, 49% done, training accuracy: 2307.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500, 50% done, training accuracy: 2254.1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890, 51% done, training accuracy: 2225.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0280, 52% done, training accuracy: 2271.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0670, 53% done, training accuracy: 2233.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060, 54% done, training accuracy: 2247.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450, 55% done, training accuracy: 2273.9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840, 56% done, training accuracy: 2244.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2230, 57% done, training accuracy: 2247.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2620, 58% done, training accuracy: 2252.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010, 59% done, training accuracy: 2255.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400, 60% done, training accuracy: 2263.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790, 61% done, training accuracy: 2264.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180, 62% done, training accuracy: 2276.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570, 63% done, training accuracy: 2242.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960, 64% done, training accuracy: 2252.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5350, 65% done, training accuracy: 2292.2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5740, 66% done, training accuracy: 2291.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130, 67% done, training accuracy: 2292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520, 68% done, training accuracy: 2285.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910, 69% done, training accuracy: 2280.2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7300, 70% done, training accuracy: 2254.1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7690, 71% done, training accuracy: 2245.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080, 72% done, training accuracy: 2297.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470, 73% done, training accuracy: 2285.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860, 74% done, training accuracy: 2301.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9250, 75% done, training accuracy: 2240.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9640, 76% done, training accuracy: 2320.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0030, 77% done, training accuracy: 2288.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0420, 78% done, training accuracy: 2259.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0810, 79% done, training accuracy: 2248.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200, 80% done, training accuracy: 2253.5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590, 81% done, training accuracy: 2279.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980, 82% done, training accuracy: 2213.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370, 83% done, training accuracy: 2332.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760, 84% done, training accuracy: 2274.5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150, 85% done, training accuracy: 2222.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540, 86% done, training accuracy: 2220.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930, 87% done, training accuracy: 2221.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4320, 88% done, training accuracy: 2273.9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4710, 89% done, training accuracy: 2296.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100, 90% done, training accuracy: 2263.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490, 91% done, training accuracy: 2281.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880, 92% done, training accuracy: 2248.3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6270, 93% done, training accuracy: 2258.0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6660, 94% done, training accuracy: 2246.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7050, 95% done, training accuracy: 2285.5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7440, 96% done, training accuracy: 2249.2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7830, 97% done, training accuracy: 2242.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8220, 98% done, training accuracy: 2246.2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8610, 99% done, training accuracy: 2207.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000, 100% done, training accuracy: 2286.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2017-11-22 21:53:26.970505: I tensorflow/core/common_runtime/gpu/gpu_device.cc:1120] Creating TensorFlow device (/device:GPU:0) -&gt; (device: 0, name: GeForce GTX 950M, pci bus id: 0000:01:00.0, compute capability: 5.0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name: <text:s/>cameraman.png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size: <text:s/>(256, 256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tch size: <text:s/>25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0, 0% done, training accuracy: 398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1, 1% done, training accuracy: 1522.8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62, 2% done, training accuracy: 1376.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43, 3% done, training accuracy: 1324.8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24, 4% done, training accuracy: 1309.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05, 5% done, training accuracy: 1288.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86, 6% done, training accuracy: 128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467, 7% done, training accuracy: 1269.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48, 8% done, training accuracy: 1270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029, 9% done, training accuracy: 1265.4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10, 10% done, training accuracy: 1249.9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591, 11% done, training accuracy: 1325.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9372, 12% done, training accuracy: 1239.4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153, 13% done, training accuracy: 1249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934, 14% done, training accuracy: 1247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1715, 15% done, training accuracy: 1285.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2496, 16% done, training accuracy: 1231.2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3277, 17% done, training accuracy: 1229.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058, 18% done, training accuracy: 1217.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839, 19% done, training accuracy: 1256.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620, 20% done, training accuracy: 1215.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401, 21% done, training accuracy: 1220.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182, 22% done, training accuracy: 1234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963, 23% done, training accuracy: 1226.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8744, 24% done, training accuracy: 1200.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525, 25% done, training accuracy: 1202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0306, 26% done, training accuracy: 119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087, 27% done, training accuracy: 1196.9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868, 28% done, training accuracy: 1165.8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2649, 29% done, training accuracy: 1176.9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430, 30% done, training accuracy: 1171.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211, 31% done, training accuracy: 1152.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992, 32% done, training accuracy: 1162.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5773, 33% done, training accuracy: 1175.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554, 34% done, training accuracy: 1166.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7335, 35% done, training accuracy: 1175.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116, 36% done, training accuracy: 1166.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897, 37% done, training accuracy: 1155.9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9678, 38% done, training accuracy: 1174.5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0459, 39% done, training accuracy: 1164.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240, 40% done, training accuracy: 1156.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021, 41% done, training accuracy: 1181.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802, 42% done, training accuracy: 1171.3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583, 43% done, training accuracy: 1206.3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4364, 44% done, training accuracy: 1183.0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145, 45% done, training accuracy: 1187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926, 46% done, training accuracy: 1161.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6707, 47% done, training accuracy: 1166.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7488, 48% done, training accuracy: 1167.3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8269, 49% done, training accuracy: 1156.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050, 50% done, training accuracy: 1159.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831, 51% done, training accuracy: 1154.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0612, 52% done, training accuracy: 1183.0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1393, 53% done, training accuracy: 1145.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2174, 54% done, training accuracy: 1197.6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2955, 55% done, training accuracy: 1176.9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3736, 56% done, training accuracy: 1145.7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517, 57% done, training accuracy: 1150.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5298, 58% done, training accuracy: 1144.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079, 59% done, training accuracy: 1158.3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860, 60% done, training accuracy: 1153.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7641, 61% done, training accuracy: 1154.7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8422, 62% done, training accuracy: 1147.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203, 63% done, training accuracy: 1147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984, 64% done, training accuracy: 1139.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0765, 65% done, training accuracy: 1134.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1546, 66% done, training accuracy: 1157.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2327, 67% done, training accuracy: 1155.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108, 68% done, training accuracy: 1140.4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889, 69% done, training accuracy: 1172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4670, 70% done, training accuracy: 1149.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5451, 71% done, training accuracy: 1154.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6232, 72% done, training accuracy: 1143.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013, 73% done, training accuracy: 1139.3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794, 74% done, training accuracy: 1198.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8575, 75% done, training accuracy: 1185.9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9356, 76% done, training accuracy: 1156.3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0137, 77% done, training accuracy: 1131.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0918, 78% done, training accuracy: 1159.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1699, 79% done, training accuracy: 1177.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480, 80% done, training accuracy: 1134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3261, 81% done, training accuracy: 1153.8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4042, 82% done, training accuracy: 1147.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4823, 83% done, training accuracy: 1169.3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5604, 84% done, training accuracy: 1149.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6385, 85% done, training accuracy: 1205.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7166, 86% done, training accuracy: 1151.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7947, 87% done, training accuracy: 1181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8728, 88% done, training accuracy: 1143.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9509, 89% done, training accuracy: 1171.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0290, 90% done, training accuracy: 1132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071, 91% done, training accuracy: 1167.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852, 92% done, training accuracy: 1165.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2633, 93% done, training accuracy: 1125.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3414, 94% done, training accuracy: 1146.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195, 95% done, training accuracy: 1150.9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976, 96% done, training accuracy: 1150.9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5757, 97% done, training accuracy: 1150.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6538, 98% done, training accuracy: 1118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7319, 99% done, training accuracy: 1142.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100, 100% done, training accuracy: 1125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2017-11-22 21:58:04.931471: I tensorflow/core/common_runtime/gpu/gpu_device.cc:1120] Creating TensorFlow device (/device:GPU:0) -&gt; (device: 0, name: GeForce GTX 950M, pci bus id: 0000:01:00.0, compute capability: 5.0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name: <text:s/>baboon.jpeg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mage size: <text:s/>(225, 225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tch size: <text:s/>2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0, 0% done, training accuracy: 2984.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88, 1% done, training accuracy: 1639.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76, 2% done, training accuracy: 1456.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64, 3% done, training accuracy: 1414.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52, 4% done, training accuracy: 1380.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40, 5% done, training accuracy: 1346.5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28, 6% done, training accuracy: 1333.7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16, 7% done, training accuracy: 1283.2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04, 8% done, training accuracy: 1287.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992, 9% done, training accuracy: 1274.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880, 10% done, training accuracy: 1296.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9768, 11% done, training accuracy: 1250.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0656, 12% done, training accuracy: 1253.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1544, 13% done, training accuracy: 1268.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2432, 14% done, training accuracy: 1256.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3320, 15% done, training accuracy: 1232.6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4208, 16% done, training accuracy: 1213.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096, 17% done, training accuracy: 1242.5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5984, 18% done, training accuracy: 1195.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6872, 19% done, training accuracy: 1194.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7760, 20% done, training accuracy: 1205.9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8648, 21% done, training accuracy: 1150.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19536, 22% done, training accuracy: 1155.0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0424, 23% done, training accuracy: 1204.2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1312, 24% done, training accuracy: 1138.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2200, 25% done, training accuracy: 1164.5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088, 26% done, training accuracy: 1152.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3976, 27% done, training accuracy: 1164.3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4864, 28% done, training accuracy: 1209.3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5752, 29% done, training accuracy: 1141.4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6640, 30% done, training accuracy: 1167.5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7528, 31% done, training accuracy: 1229.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8416, 32% done, training accuracy: 1156.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29304, 33% done, training accuracy: 1132.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0192, 34% done, training accuracy: 1173.8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080, 35% done, training accuracy: 1162.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1968, 36% done, training accuracy: 1164.5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2856, 37% done, training accuracy: 1182.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3744, 38% done, training accuracy: 1124.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4632, 39% done, training accuracy: 1141.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5520, 40% done, training accuracy: 1109.1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6408, 41% done, training accuracy: 1142.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7296, 42% done, training accuracy: 1109.4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8184, 43% done, training accuracy: 1240.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072, 44% done, training accuracy: 1156.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39960, 45% done, training accuracy: 1181.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0848, 46% done, training accuracy: 1136.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1736, 47% done, training accuracy: 1178.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2624, 48% done, training accuracy: 1161.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3512, 49% done, training accuracy: 1139.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4400, 50% done, training accuracy: 1205.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5288, 51% done, training accuracy: 1198.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6176, 52% done, training accuracy: 1182.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7064, 53% done, training accuracy: 1175.6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7952, 54% done, training accuracy: 1176.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8840, 55% done, training accuracy: 1151.9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49728, 56% done, training accuracy: 1119.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0616, 57% done, training accuracy: 1152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1504, 58% done, training accuracy: 1151.0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2392, 59% done, training accuracy: 1207.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3280, 60% done, training accuracy: 1156.8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4168, 61% done, training accuracy: 1206.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5056, 62% done, training accuracy: 1183.9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5944, 63% done, training accuracy: 1157.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6832, 64% done, training accuracy: 1129.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7720, 65% done, training accuracy: 1137.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8608, 66% done, training accuracy: 1180.5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59496, 67% done, training accuracy: 1193.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0384, 68% done, training accuracy: 1126.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1272, 69% done, training accuracy: 1156.0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2160, 70% done, training accuracy: 1189.5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3048, 71% done, training accuracy: 1136.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3936, 72% done, training accuracy: 1118.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4824, 73% done, training accuracy: 1153.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5712, 74% done, training accuracy: 1178.9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6600, 75% done, training accuracy: 1172.2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7488, 76% done, training accuracy: 1170.4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8376, 77% done, training accuracy: 1193.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69264, 78% done, training accuracy: 1160.2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0152, 79% done, training accuracy: 1171.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040, 80% done, training accuracy: 1152.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1928, 81% done, training accuracy: 1171.0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2816, 82% done, training accuracy: 1189.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3704, 83% done, training accuracy: 1172.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4592, 84% done, training accuracy: 1197.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5480, 85% done, training accuracy: 1152.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6368, 86% done, training accuracy: 1195.2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7256, 87% done, training accuracy: 1157.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8144, 88% done, training accuracy: 1226.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9032, 89% done, training accuracy: 1221.9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79920, 90% done, training accuracy: 1136.4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0808, 91% done, training accuracy: 1168.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1696, 92% done, training accuracy: 1139.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2584, 93% done, training accuracy: 1183.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3472, 94% done, training accuracy: 1129.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4360, 95% done, training accuracy: 1131.5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5248, 96% done, training accuracy: 1160.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6136, 97% done, training accuracy: 1118.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7024, 98% done, training accuracy: 1146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7912, 99% done, training accuracy: 1179.7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ep 88800, 100% done, training accuracy: 1151.46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3" calcext:value-type="float">
            <text:p>93</text:p>
          </table:table-cell>
          <table:table-cell table:style-name="ce3" office:value-type="float" office:value="93" calcext:value-type="float">
            <text:p>93</text:p>
          </table:table-cell>
          <table:table-cell table:style-name="ce5" office:value-type="float" office:value="93" calcext:value-type="float">
            <text:p>93</text:p>
          </table:table-cell>
          <table:table-cell table:style-name="Default" office:value-type="float" office:value="92" calcext:value-type="float">
            <text:p>92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style-name="ce3"/>
          <table:table-cell table:style-name="ce5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2]+([.B1]-1)*[.B2]+([.B1]-2)*[.B2]*[.B2]+[.B2]+1" office:value-type="float" office:value="3" calcext:value-type="float">
            <text:p>3</text:p>
          </table:table-cell>
          <table:table-cell table:formula="of:=4*[.C2]+1" office:value-type="float" office:value="6001" calcext:value-type="float">
            <text:p>6001</text:p>
          </table:table-cell>
          <table:table-cell table:formula="of:=3*[.D2]+[.D2]*FLOOR([.D2]/2)+2*FLOOR([.D2]/2)+1" office:value-type="float" office:value="6043" calcext:value-type="float">
            <text:p>6043</text:p>
          </table:table-cell>
          <table:table-cell table:formula="of:=3*[.E2]+[.E2]*FLOOR([.E2]/2)+FLOOR([.E2]/2)+FLOOR([.E2]/2)*FLOOR([.E2]/4)+2*FLOOR([.E2]/4)+1" office:value-type="float" office:value="5925" calcext:value-type="float">
            <text:p>5925</text:p>
          </table:table-cell>
          <table:table-cell table:formula="of:=3*[.F2]+[.F2]*FLOOR([.F2]/2)+FLOOR([.F2]/2)+FLOOR([.F2]/2)*FLOOR([.F2]/4)+FLOOR([.F2]/4)+FLOOR([.F2]/4)*FLOOR([.F2]/8)+2*FLOOR([.F2]/8)+1" office:value-type="float" office:value="5960" calcext:value-type="float">
            <text:p>5960</text:p>
          </table:table-cell>
          <table:table-cell table:formula="of:=3*[.G2]+[.G2]*FLOOR([.G2]/2)+FLOOR([.G2]/2)+FLOOR([.G2]/2)*FLOOR([.G2]/4)+FLOOR([.G2]/4)+FLOOR([.G2]/4)*FLOOR([.G2]/8)+FLOOR([.G2]/8)+FLOOR([.G2]/8)*FLOOR([.G2]/16)+2*FLOOR([.G2]/16)+1" office:value-type="float" office:value="6014" calcext:value-type="float">
            <text:p>6014</text:p>
          </table:table-cell>
          <table:table-cell table:formula="of:=3*[.H2]+[.H2]*FLOOR([.H2]/2)+FLOOR([.H2]/2)+FLOOR([.H2]/2)*FLOOR([.H2]/4)+FLOOR([.H2]/4)+FLOOR([.H2]/4)*FLOOR([.H2]/8)+FLOOR([.H2]/8)+FLOOR([.H2]/8)*FLOOR([.H2]/16)+FLOOR([.H2]/16)+FLOOR([.H2]/16)*FLOOR([.H2]/32)+2*FLOOR([.H2]/32)+1" office:value-type="float" office:value="6023" calcext:value-type="float">
            <text:p>6023</text:p>
          </table:table-cell>
          <table:table-cell table:formula="of:=3*[.I2]+[.I2]*FLOOR([.I2]/2)+FLOOR([.I2]/2)+FLOOR([.I2]/2)*FLOOR([.I2]/4)+FLOOR([.I2]/4)+FLOOR([.I2]/4)*FLOOR([.I2]/8)+FLOOR([.I2]/8)+FLOOR([.I2]/8)*FLOOR([.I2]/16)+FLOOR([.I2]/16)+FLOOR([.H2]/16*FLOOR([.H2]/32)+FLOOR([.I2]/32)+FLOOR([.I2]/32)*FLOOR([.I2]/64)+2*FLOOR([.I2]/64)+1)" office:value-type="float" office:value="5977" calcext:value-type="float">
            <text:p>5977</text:p>
          </table:table-cell>
          <table:table-cell table:style-name="ce6"/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12]+([.B11]-1)*[.B12]+([.B11]-2)*[.B12]*[.B12]+[.B12]+1" office:value-type="float" office:value="3" calcext:value-type="float">
            <text:p>3</text:p>
          </table:table-cell>
          <table:table-cell table:formula="of:=4*[.C12]+1" office:value-type="float" office:value="5001" calcext:value-type="float">
            <text:p>5001</text:p>
          </table:table-cell>
          <table:table-cell table:formula="of:=3*[.D12]+[.D12]*FLOOR([.D12]/2)+2*FLOOR([.D12]/2)+1" office:value-type="float" office:value="4993" calcext:value-type="float">
            <text:p>4993</text:p>
          </table:table-cell>
          <table:table-cell table:formula="of:=3*[.E12]+[.E12]*FLOOR([.E12]/2)+FLOOR([.E12]/2)+FLOOR([.E12]/2)*FLOOR([.E12]/4)+2*FLOOR([.E12]/4)+1" office:value-type="float" office:value="4991" calcext:value-type="float">
            <text:p>4991</text:p>
          </table:table-cell>
          <table:table-cell table:formula="of:=3*[.F12]+[.F12]*FLOOR([.F12]/2)+FLOOR([.F12]/2)+FLOOR([.F12]/2)*FLOOR([.F12]/4)+FLOOR([.F12]/4)+FLOOR([.F12]/4)*FLOOR([.F12]/8)+2*FLOOR([.F12]/8)+1" office:value-type="float" office:value="5001" calcext:value-type="float">
            <text:p>5001</text:p>
          </table:table-cell>
          <table:table-cell table:formula="of:=3*[.G12]+[.G12]*FLOOR([.G12]/2)+FLOOR([.G12]/2)+FLOOR([.G12]/2)*FLOOR([.G12]/4)+FLOOR([.G12]/4)+FLOOR([.G12]/4)*FLOOR([.G12]/8)+FLOOR([.G12]/8)+FLOOR([.G12]/8)*FLOOR([.G12]/16)+2*FLOOR([.G12]/16)+1" office:value-type="float" office:value="5006" calcext:value-type="float">
            <text:p>5006</text:p>
          </table:table-cell>
          <table:table-cell table:formula="of:=3*[.H12]+[.H12]*FLOOR([.H12]/2)+FLOOR([.H12]/2)+FLOOR([.H12]/2)*FLOOR([.H12]/4)+FLOOR([.H12]/4)+FLOOR([.H12]/4)*FLOOR([.H12]/8)+FLOOR([.H12]/8)+FLOOR([.H12]/8)*FLOOR([.H12]/16)+FLOOR([.H12]/16)+FLOOR([.H12]/16)*FLOOR([.H12]/32)+2*FLOOR([.H12]/32)+1" office:value-type="float" office:value="5015" calcext:value-type="float">
            <text:p>5015</text:p>
          </table:table-cell>
          <table:table-cell table:formula="of:=3*[.I12]+[.I12]*FLOOR([.I12]/2)+FLOOR([.I12]/2)+FLOOR([.I12]/2)*FLOOR([.I12]/4)+FLOOR([.I12]/4)+FLOOR([.I12]/4)*FLOOR([.I12]/8)+FLOOR([.I12]/8)+FLOOR([.I12]/8)*FLOOR([.I12]/16)+FLOOR([.I12]/16)+FLOOR([.H12]/16*FLOOR([.H12]/32)+FLOOR([.I12]/32)+FLOOR([.I12]/32)*FLOOR([.I12]/64)+2*FLOOR([.I12]/64)+1)" office:value-type="float" office:value="5017" calcext:value-type="float">
            <text:p>5017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22]+([.B21]-1)*[.B22]+([.B21]-2)*[.B22]*[.B22]+[.B22]+1" office:value-type="float" office:value="3" calcext:value-type="float">
            <text:p>3</text:p>
          </table:table-cell>
          <table:table-cell table:formula="of:=4*[.C22]+1" office:value-type="float" office:value="4001" calcext:value-type="float">
            <text:p>4001</text:p>
          </table:table-cell>
          <table:table-cell table:formula="of:=3*[.D22]+[.D22]*FLOOR([.D22]/2)+2*FLOOR([.D22]/2)+1" office:value-type="float" office:value="4043" calcext:value-type="float">
            <text:p>4043</text:p>
          </table:table-cell>
          <table:table-cell table:formula="of:=3*[.E22]+[.E22]*FLOOR([.E22]/2)+FLOOR([.E22]/2)+FLOOR([.E22]/2)*FLOOR([.E22]/4)+2*FLOOR([.E22]/4)+1" office:value-type="float" office:value="3956" calcext:value-type="float">
            <text:p>3956</text:p>
          </table:table-cell>
          <table:table-cell table:formula="of:=3*[.F22]+[.F22]*FLOOR([.F22]/2)+FLOOR([.F22]/2)+FLOOR([.F22]/2)*FLOOR([.F22]/4)+FLOOR([.F22]/4)+FLOOR([.F22]/4)*FLOOR([.F22]/8)+2*FLOOR([.F22]/8)+1" office:value-type="float" office:value="4085" calcext:value-type="float">
            <text:p>4085</text:p>
          </table:table-cell>
          <table:table-cell table:formula="of:=3*[.G22]+[.G22]*FLOOR([.G22]/2)+FLOOR([.G22]/2)+FLOOR([.G22]/2)*FLOOR([.G22]/4)+FLOOR([.G22]/4)+FLOOR([.G22]/4)*FLOOR([.G22]/8)+FLOOR([.G22]/8)+FLOOR([.G22]/8)*FLOOR([.G22]/16)+2*FLOOR([.G22]/16)+1" office:value-type="float" office:value="3937" calcext:value-type="float">
            <text:p>3937</text:p>
          </table:table-cell>
          <table:table-cell table:formula="of:=3*[.H22]+[.H22]*FLOOR([.H22]/2)+FLOOR([.H22]/2)+FLOOR([.H22]/2)*FLOOR([.H22]/4)+FLOOR([.H22]/4)+FLOOR([.H22]/4)*FLOOR([.H22]/8)+FLOOR([.H22]/8)+FLOOR([.H22]/8)*FLOOR([.H22]/16)+FLOOR([.H22]/16)+FLOOR([.H22]/16)*FLOOR([.H22]/32)+2*FLOOR([.H22]/32)+1" office:value-type="float" office:value="3945" calcext:value-type="float">
            <text:p>3945</text:p>
          </table:table-cell>
          <table:table-cell table:formula="of:=3*[.I22]+[.I22]*FLOOR([.I22]/2)+FLOOR([.I22]/2)+FLOOR([.I22]/2)*FLOOR([.I22]/4)+FLOOR([.I22]/4)+FLOOR([.I22]/4)*FLOOR([.I22]/8)+FLOOR([.I22]/8)+FLOOR([.I22]/8)*FLOOR([.I22]/16)+FLOOR([.I22]/16)+FLOOR([.H22]/16*FLOOR([.H22]/32)+FLOOR([.I22]/32)+FLOOR([.I22]/32)*FLOOR([.I22]/64)+2*FLOOR([.I22]/64)+1)" office:value-type="float" office:value="3948" calcext:value-type="float">
            <text:p>3948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formula="of:=3*[.I29]+[.I29]*FLOOR([.I29]/2)+FLOOR([.I29]/2)+FLOOR([.I29]/2)*FLOOR([.I29]/4)+FLOOR([.I29]/4)+FLOOR([.I29]/4)*FLOOR([.I29]/8)+FLOOR([.I29]/8)+FLOOR([.I29]/8)*FLOOR([.I29]/16)+FLOOR([.I29]/16)+FLOOR([.H29]/16*FLOOR([.H29]/32)+FLOOR([.I29]/32)+FLOOR([.I29]/32)*FLOOR([.I29]/64)+2*FLOOR([.I29]/64)+1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32]+([.B31]-1)*[.B32]+([.B31]-2)*[.B32]*[.B32]+[.B32]+1" office:value-type="float" office:value="3" calcext:value-type="float">
            <text:p>3</text:p>
          </table:table-cell>
          <table:table-cell table:formula="of:=4*[.C32]+1" office:value-type="float" office:value="3001" calcext:value-type="float">
            <text:p>3001</text:p>
          </table:table-cell>
          <table:table-cell table:formula="of:=3*[.D32]+[.D32]*FLOOR([.D32]/2)+2*FLOOR([.D32]/2)+1" office:value-type="float" office:value="3035" calcext:value-type="float">
            <text:p>3035</text:p>
          </table:table-cell>
          <table:table-cell table:formula="of:=3*[.E32]+[.E32]*FLOOR([.E32]/2)+FLOOR([.E32]/2)+FLOOR([.E32]/2)*FLOOR([.E32]/4)+2*FLOOR([.E32]/4)+1" office:value-type="float" office:value="3006" calcext:value-type="float">
            <text:p>3006</text:p>
          </table:table-cell>
          <table:table-cell table:formula="of:=3*[.F32]+[.F32]*FLOOR([.F32]/2)+FLOOR([.F32]/2)+FLOOR([.F32]/2)*FLOOR([.F32]/4)+FLOOR([.F32]/4)+FLOOR([.F32]/4)*FLOOR([.F32]/8)+2*FLOOR([.F32]/8)+1" office:value-type="float" office:value="2980" calcext:value-type="float">
            <text:p>2980</text:p>
          </table:table-cell>
          <table:table-cell table:formula="of:=3*[.G32]+[.G32]*FLOOR([.G32]/2)+FLOOR([.G32]/2)+FLOOR([.G32]/2)*FLOOR([.G32]/4)+FLOOR([.G32]/4)+FLOOR([.G32]/4)*FLOOR([.G32]/8)+FLOOR([.G32]/8)+FLOOR([.G32]/8)*FLOOR([.G32]/16)+2*FLOOR([.G32]/16)+1" office:value-type="float" office:value="3012" calcext:value-type="float">
            <text:p>3012</text:p>
          </table:table-cell>
          <table:table-cell table:formula="of:=3*[.H32]+[.H32]*FLOOR([.H32]/2)+FLOOR([.H32]/2)+FLOOR([.H32]/2)*FLOOR([.H32]/4)+FLOOR([.H32]/4)+FLOOR([.H32]/4)*FLOOR([.H32]/8)+FLOOR([.H32]/8)+FLOOR([.H32]/8)*FLOOR([.H32]/16)+FLOOR([.H32]/16)+FLOOR([.H32]/16)*FLOOR([.H32]/32)+2*FLOOR([.H32]/32)+1" office:value-type="float" office:value="2985" calcext:value-type="float">
            <text:p>2985</text:p>
          </table:table-cell>
          <table:table-cell table:formula="of:=3*[.I32]+[.I32]*FLOOR([.I32]/2)+FLOOR([.I32]/2)+FLOOR([.I32]/2)*FLOOR([.I32]/4)+FLOOR([.I32]/4)+FLOOR([.I32]/4)*FLOOR([.I32]/8)+FLOOR([.I32]/8)+FLOOR([.I32]/8)*FLOOR([.I32]/16)+FLOOR([.I32]/16)+FLOOR([.H32]/16*FLOOR([.H32]/32)+FLOOR([.I32]/32)+FLOOR([.I32]/32)*FLOOR([.I32]/64)+2*FLOOR([.I32]/64)+1)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3*[.I39]+[.I39]*FLOOR([.I39]/2)+FLOOR([.I39]/2)+FLOOR([.I39]/2)*FLOOR([.I39]/4)+FLOOR([.I39]/4)+FLOOR([.I39]/4)*FLOOR([.I39]/8)+FLOOR([.I39]/8)+FLOOR([.I39]/8)*FLOOR([.I39]/16)+FLOOR([.I39]/16)+FLOOR([.H39]/16*FLOOR([.H39]/32)+FLOOR([.I39]/32)+FLOOR([.I39]/32)*FLOOR([.I39]/64)+2*FLOOR([.I39]/64)+1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42]+([.B41]-1)*[.B42]+([.B41]-2)*[.B42]*[.B42]+[.B42]+1" office:value-type="float" office:value="3" calcext:value-type="float">
            <text:p>3</text:p>
          </table:table-cell>
          <table:table-cell table:formula="of:=4*[.C42]+1" office:value-type="float" office:value="2001" calcext:value-type="float">
            <text:p>2001</text:p>
          </table:table-cell>
          <table:table-cell table:formula="of:=3*[.D42]+[.D42]*FLOOR([.D42]/2)+2*FLOOR([.D42]/2)+1" office:value-type="float" office:value="2041" calcext:value-type="float">
            <text:p>2041</text:p>
          </table:table-cell>
          <table:table-cell table:formula="of:=3*[.E42]+[.E42]*FLOOR([.E42]/2)+FLOOR([.E42]/2)+FLOOR([.E42]/2)*FLOOR([.E42]/4)+2*FLOOR([.E42]/4)+1" office:value-type="float" office:value="2025" calcext:value-type="float">
            <text:p>2025</text:p>
          </table:table-cell>
          <table:table-cell table:formula="of:=3*[.F42]+[.F42]*FLOOR([.F42]/2)+FLOOR([.F42]/2)+FLOOR([.F42]/2)*FLOOR([.F42]/4)+FLOOR([.F42]/4)+FLOOR([.F42]/4)*FLOOR([.F42]/8)+2*FLOOR([.F42]/8)+1" office:value-type="float" office:value="2005" calcext:value-type="float">
            <text:p>2005</text:p>
          </table:table-cell>
          <table:table-cell table:formula="of:=3*[.G42]+[.G42]*FLOOR([.G42]/2)+FLOOR([.G42]/2)+FLOOR([.G42]/2)*FLOOR([.G42]/4)+FLOOR([.G42]/4)+FLOOR([.G42]/4)*FLOOR([.G42]/8)+FLOOR([.G42]/8)+FLOOR([.G42]/8)*FLOOR([.G42]/16)+2*FLOOR([.G42]/16)+1" office:value-type="float" office:value="1994" calcext:value-type="float">
            <text:p>1994</text:p>
          </table:table-cell>
          <table:table-cell table:formula="of:=3*[.H42]+[.H42]*FLOOR([.H42]/2)+FLOOR([.H42]/2)+FLOOR([.H42]/2)*FLOOR([.H42]/4)+FLOOR([.H42]/4)+FLOOR([.H42]/4)*FLOOR([.H42]/8)+FLOOR([.H42]/8)+FLOOR([.H42]/8)*FLOOR([.H42]/16)+FLOOR([.H42]/16)+FLOOR([.H42]/16)*FLOOR([.H42]/32)+2*FLOOR([.H42]/32)+1" office:value-type="float" office:value="1996" calcext:value-type="float">
            <text:p>1996</text:p>
          </table:table-cell>
          <table:table-cell table:formula="of:=3*[.I42]+[.I42]*FLOOR([.I42]/2)+FLOOR([.I42]/2)+FLOOR([.I42]/2)*FLOOR([.I42]/4)+FLOOR([.I42]/4)+FLOOR([.I42]/4)*FLOOR([.I42]/8)+FLOOR([.I42]/8)+FLOOR([.I42]/8)*FLOOR([.I42]/16)+FLOOR([.I42]/16)+FLOOR([.H42]/16*FLOOR([.H42]/32)+FLOOR([.I42]/32)+FLOOR([.I42]/32)*FLOOR([.I42]/64)+2*FLOOR([.I42]/64)+1)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52]+([.B51]-1)*[.B52]+([.B51]-2)*[.B52]*[.B52]+[.B52]+1" office:value-type="float" office:value="3" calcext:value-type="float">
            <text:p>3</text:p>
          </table:table-cell>
          <table:table-cell table:formula="of:=4*[.C52]+1" office:value-type="float" office:value="1001" calcext:value-type="float">
            <text:p>1001</text:p>
          </table:table-cell>
          <table:table-cell table:formula="of:=3*[.D52]+[.D52]*FLOOR([.D52]/2)+2*FLOOR([.D52]/2)+1" office:value-type="float" office:value="984" calcext:value-type="float">
            <text:p>984</text:p>
          </table:table-cell>
          <table:table-cell table:formula="of:=3*[.E52]+[.E52]*FLOOR([.E52]/2)+FLOOR([.E52]/2)+FLOOR([.E52]/2)*FLOOR([.E52]/4)+2*FLOOR([.E52]/4)+1" office:value-type="float" office:value="976" calcext:value-type="float">
            <text:p>976</text:p>
          </table:table-cell>
          <table:table-cell table:formula="of:=3*[.F52]+[.F52]*FLOOR([.F52]/2)+FLOOR([.F52]/2)+FLOOR([.F52]/2)*FLOOR([.F52]/4)+FLOOR([.F52]/4)+FLOOR([.F52]/4)*FLOOR([.F52]/8)+2*FLOOR([.F52]/8)+1" office:value-type="float" office:value="1011" calcext:value-type="float">
            <text:p>1011</text:p>
          </table:table-cell>
          <table:table-cell table:formula="of:=3*[.G52]+[.G52]*FLOOR([.G52]/2)+FLOOR([.G52]/2)+FLOOR([.G52]/2)*FLOOR([.G52]/4)+FLOOR([.G52]/4)+FLOOR([.G52]/4)*FLOOR([.G52]/8)+FLOOR([.G52]/8)+FLOOR([.G52]/8)*FLOOR([.G52]/16)+2*FLOOR([.G52]/16)+1" office:value-type="float" office:value="1019" calcext:value-type="float">
            <text:p>1019</text:p>
          </table:table-cell>
          <table:table-cell table:formula="of:=3*[.H52]+[.H52]*FLOOR([.H52]/2)+FLOOR([.H52]/2)+FLOOR([.H52]/2)*FLOOR([.H52]/4)+FLOOR([.H52]/4)+FLOOR([.H52]/4)*FLOOR([.H52]/8)+FLOOR([.H52]/8)+FLOOR([.H52]/8)*FLOOR([.H52]/16)+FLOOR([.H52]/16)+FLOOR([.H52]/16)*FLOOR([.H52]/32)+2*FLOOR([.H52]/32)+1" office:value-type="float" office:value="1021" calcext:value-type="float">
            <text:p>1021</text:p>
          </table:table-cell>
          <table:table-cell table:formula="of:=3*[.I52]+[.I52]*FLOOR([.I52]/2)+FLOOR([.I52]/2)+FLOOR([.I52]/2)*FLOOR([.I52]/4)+FLOOR([.I52]/4)+FLOOR([.I52]/4)*FLOOR([.I52]/8)+FLOOR([.I52]/8)+FLOOR([.I52]/8)*FLOOR([.I52]/16)+FLOOR([.I52]/16)+FLOOR([.H52]/16*FLOOR([.H52]/32)+FLOOR([.I52]/32)+FLOOR([.I52]/32)*FLOOR([.I52]/64)+2*FLOOR([.I52]/64)+1)" office:value-type="float" office:value="999" calcext:value-type="float">
            <text:p>9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6:20:16.940647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20:40.391360362</meta:creation-date>
    <dc:date>2017-11-28T17:57:39.619550983</dc:date>
    <meta:editing-duration>PT2H11M23S</meta:editing-duration>
    <meta:editing-cycles>8</meta:editing-cycles>
    <meta:generator>LibreOffice/5.2.7.2$Linux_X86_64 LibreOffice_project/20m0$Build-2</meta:generator>
    <meta:document-statistic meta:table-count="2" meta:cell-count="1095" meta:object-count="0"/>
  </office:meta>
</office:document-meta>
</file>